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136">
      <style:table-cell-properties fo:border="0.06pt solid #000000"/>
    </style:style>
    <style:style style:name="ce6" style:family="table-cell" style:parent-style-name="Default" style:data-style-name="N136">
      <style:table-cell-properties fo:background-color="#ffff00" fo:border="0.06pt solid #000000"/>
    </style:style>
    <style:style style:name="ce7" style:family="table-cell" style:parent-style-name="Default" style:data-style-name="N134">
      <style:table-cell-properties fo:border="0.06pt solid #000000"/>
    </style:style>
    <style:style style:name="ce8" style:family="table-cell" style:parent-style-name="Default" style:data-style-name="N134">
      <style:table-cell-properties fo:background-color="#ffff00" fo:border="0.06pt solid #000000"/>
    </style:style>
    <style:style style:name="ce9" style:family="table-cell" style:parent-style-name="Default" style:data-style-name="N132">
      <style:table-cell-properties fo:border="0.06pt solid #000000"/>
    </style:style>
    <style:style style:name="ce10" style:family="table-cell" style:parent-style-name="Default" style:data-style-name="N132">
      <style:table-cell-properties fo:background-color="#ffff00" fo:border="0.06pt solid #000000"/>
    </style:style>
    <style:style style:name="ce11" style:family="table-cell" style:parent-style-name="Default" style:data-style-name="N130">
      <style:table-cell-properties fo:border="0.06pt solid #000000"/>
    </style:style>
    <style:style style:name="ce12" style:family="table-cell" style:parent-style-name="Default" style:data-style-name="N130">
      <style:table-cell-properties fo:background-color="#ffff00" fo:border="0.06pt solid #000000"/>
    </style:style>
    <style:style style:name="ce13" style:family="table-cell" style:parent-style-name="Default" style:data-style-name="N128">
      <style:table-cell-properties fo:border="0.06pt solid #000000"/>
    </style:style>
    <style:style style:name="ce14" style:family="table-cell" style:parent-style-name="Default" style:data-style-name="N128">
      <style:table-cell-properties fo:background-color="#ffff00" fo:border="0.06pt solid #000000"/>
    </style:style>
    <style:style style:name="ce15" style:family="table-cell" style:parent-style-name="Default" style:data-style-name="N126">
      <style:table-cell-properties fo:border="0.06pt solid #000000"/>
    </style:style>
    <style:style style:name="ce16" style:family="table-cell" style:parent-style-name="Default" style:data-style-name="N126">
      <style:table-cell-properties fo:background-color="#ffff00" fo:border="0.06pt solid #000000"/>
    </style:style>
    <style:style style:name="ce17" style:family="table-cell" style:parent-style-name="Default" style:data-style-name="N122">
      <style:table-cell-properties fo:border="0.06pt solid #000000"/>
    </style:style>
    <style:style style:name="ce18" style:family="table-cell" style:parent-style-name="Default" style:data-style-name="N122">
      <style:table-cell-properties fo:background-color="#ffff00" fo:border="0.06pt solid #000000"/>
    </style:style>
    <style:style style:name="ce19" style:family="table-cell" style:parent-style-name="Default" style:data-style-name="N104">
      <style:table-cell-properties fo:border="0.06pt solid #000000"/>
    </style:style>
    <style:style style:name="ce20" style:family="table-cell" style:parent-style-name="Default" style:data-style-name="N104">
      <style:table-cell-properties fo:background-color="#ffff00" fo:border="0.06pt solid #000000"/>
    </style:style>
    <style:style style:name="ce21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0.26pt solid #000000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#cc66ff" fo:border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26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04">
      <style:table-cell-properties fo:background-color="#cc66ff" fo:border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(US dolar)</text:p>
          </table:table-cell>
          <table:table-cell/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Value(US dolar)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CAD" office:value="1603418000000" calcext:value-type="currency">
            <text:p>$1,603,418,000,000.00</text:p>
          </table:table-cell>
          <table:table-cell table:formula="of:=[.C2]*[.$G$2]" office:value-type="currency" office:currency="USD" office:value="1425438602000" calcext:value-type="currency">
            <text:p>$1,425,438,602,000.00</text:p>
          </table:table-cell>
          <table:table-cell/>
          <table:table-cell table:style-name="ce21" office:value-type="string" calcext:value-type="string">
            <text:p>Canadian dollar</text:p>
          </table:table-cell>
          <table:table-cell table:style-name="ce22" office:value-type="float" office:value="0.889" calcext:value-type="float">
            <text:p>0.889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CAD" office:value="1528985000000" calcext:value-type="currency">
            <text:p>$1,528,985,000,000.00</text:p>
          </table:table-cell>
          <table:table-cell table:formula="of:=[.C3]*[.$G$2]" office:value-type="currency" office:currency="USD" office:value="1359267665000" calcext:value-type="currency">
            <text:p>$1,359,267,665,000.00</text:p>
          </table:table-cell>
          <table:table-cell/>
          <table:table-cell table:style-name="ce21" office:value-type="string" calcext:value-type="string">
            <text:p>Euro</text:p>
          </table:table-cell>
          <table:table-cell table:style-name="ce22" office:value-type="float" office:value="1.2515" calcext:value-type="float">
            <text:p>1.2515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CAD" office:value="1624608000000" calcext:value-type="currency">
            <text:p>$1,624,608,000,000.00</text:p>
          </table:table-cell>
          <table:table-cell table:formula="of:=[.C4]*[.$G$2]" office:value-type="currency" office:currency="USD" office:value="1444276512000" calcext:value-type="currency">
            <text:p>$1,444,276,512,000.00</text:p>
          </table:table-cell>
          <table:table-cell/>
          <table:table-cell table:style-name="ce21" office:value-type="string" calcext:value-type="string">
            <text:p>yen</text:p>
          </table:table-cell>
          <table:table-cell table:style-name="ce22" office:value-type="float" office:value="0.0091" calcext:value-type="float">
            <text:p>0.0091</text:p>
          </table:table-cell>
        </table:table-row>
        <table:table-row table:style-name="ro2">
          <table:table-cell table:style-name="ce3" office:value-type="string" calcext:value-type="string">
            <text:p>Canada</text:p>
          </table:table-cell>
          <table:table-cell table:style-name="ce4" office:value-type="string" calcext:value-type="string">
            <text:p>2008-2010</text:p>
          </table:table-cell>
          <table:table-cell table:style-name="ce6" table:formula="of:=FLOOR(AVERAGE([.C2];[.C3];[.C4]);1)" office:value-type="currency" office:currency="CAD" office:value="1585670333333" calcext:value-type="currency">
            <text:p>$1,585,670,333,333.00</text:p>
          </table:table-cell>
          <table:table-cell table:style-name="ce20" table:formula="of:=FLOOR(AVERAGE([.D2:.D4]);1)" office:value-type="currency" office:currency="USD" office:value="1409660926333" calcext:value-type="currency">
            <text:p>$1,409,660,926,333.00</text:p>
          </table:table-cell>
          <table:table-cell/>
          <table:table-cell table:style-name="ce21" office:value-type="string" calcext:value-type="string">
            <text:p>Russian ruble</text:p>
          </table:table-cell>
          <table:table-cell table:style-name="ce22" office:value-type="float" office:value="0.025" calcext:value-type="float">
            <text:p>0.025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008" calcext:value-type="float">
            <text:p>2008</text:p>
          </table:table-cell>
          <table:table-cell table:style-name="ce7" office:value-type="currency" office:currency="EUR" office:value="1933195000000" calcext:value-type="currency">
            <text:p>1,933,195,000,000.00 €</text:p>
          </table:table-cell>
          <table:table-cell table:formula="of:=[.C6]*[.$G$3]" office:value-type="currency" office:currency="USD" office:value="2419393542500" calcext:value-type="currency">
            <text:p>$2,419,393,542,500.00</text:p>
          </table:table-cell>
          <table:table-cell/>
          <table:table-cell table:style-name="ce21" office:value-type="string" calcext:value-type="string">
            <text:p>pound sterling</text:p>
          </table:table-cell>
          <table:table-cell table:style-name="ce22" office:value-type="float" office:value="1.5969" calcext:value-type="float">
            <text:p>1.5969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009" calcext:value-type="float">
            <text:p>2009</text:p>
          </table:table-cell>
          <table:table-cell table:style-name="ce7" office:value-type="currency" office:currency="EUR" office:value="1885763000000" calcext:value-type="currency">
            <text:p>1,885,763,000,000.00 €</text:p>
          </table:table-cell>
          <table:table-cell table:formula="of:=[.C7]*[.$G$3]" office:value-type="currency" office:currency="USD" office:value="2360032394500" calcext:value-type="currency">
            <text:p>$2,360,032,394,500.00</text:p>
          </table:table-cell>
          <table:table-cell/>
          <table:table-cell table:style-name="ce21" office:value-type="string" calcext:value-type="string">
            <text:p>US dollar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010" calcext:value-type="float">
            <text:p>2010</text:p>
          </table:table-cell>
          <table:table-cell table:style-name="ce7" office:value-type="currency" office:currency="EUR" office:value="1936720000000" calcext:value-type="currency">
            <text:p>1,936,720,000,000.00 €</text:p>
          </table:table-cell>
          <table:table-cell table:formula="of:=[.C8]*[.$G$3]" office:value-type="currency" office:currency="USD" office:value="2423805080000" calcext:value-type="currency">
            <text:p>$2,423,805,080,000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rance</text:p>
          </table:table-cell>
          <table:table-cell table:style-name="ce4" office:value-type="string" calcext:value-type="string">
            <text:p>2008-2010</text:p>
          </table:table-cell>
          <table:table-cell table:style-name="ce8" table:formula="of:=FLOOR(AVERAGE([.C6];[.C7];[.C8]);1)" office:value-type="currency" office:currency="EUR" office:value="1918559333333" calcext:value-type="currency">
            <text:p>1,918,559,333,333.00 €</text:p>
          </table:table-cell>
          <table:table-cell table:style-name="ce20" table:formula="of:=FLOOR(AVERAGE([.D6:.D8]);1)" office:value-type="currency" office:currency="USD" office:value="2401077005666" calcext:value-type="currency">
            <text:p>$2,401,077,005,66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008" calcext:value-type="float">
            <text:p>2008</text:p>
          </table:table-cell>
          <table:table-cell table:style-name="ce9" office:value-type="currency" office:currency="EUR" office:value="2473800000000" calcext:value-type="currency">
            <text:p>2,473,800,000,000.00 €</text:p>
          </table:table-cell>
          <table:table-cell table:formula="of:=[.C10]*[.$G$3]" office:value-type="currency" office:currency="USD" office:value="3095960700000" calcext:value-type="currency">
            <text:p>$3,095,960,700,0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009" calcext:value-type="float">
            <text:p>2009</text:p>
          </table:table-cell>
          <table:table-cell table:style-name="ce9" office:value-type="currency" office:currency="EUR" office:value="2374500000000" calcext:value-type="currency">
            <text:p>2,374,500,000,000.00 €</text:p>
          </table:table-cell>
          <table:table-cell table:formula="of:=[.C11]*[.$G$3]" office:value-type="currency" office:currency="USD" office:value="2971686750000" calcext:value-type="currency">
            <text:p>$2,971,686,750,0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010" calcext:value-type="float">
            <text:p>2010</text:p>
          </table:table-cell>
          <table:table-cell table:style-name="ce9" office:value-type="currency" office:currency="EUR" office:value="2496200000000" calcext:value-type="currency">
            <text:p>2,496,200,000,000.00 €</text:p>
          </table:table-cell>
          <table:table-cell table:formula="of:=[.C12]*[.$G$3]" office:value-type="currency" office:currency="USD" office:value="3123994300000" calcext:value-type="currency">
            <text:p>$3,123,994,300,000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ermany</text:p>
          </table:table-cell>
          <table:table-cell table:style-name="ce4" office:value-type="string" calcext:value-type="string">
            <text:p>2008-2010</text:p>
          </table:table-cell>
          <table:table-cell table:style-name="ce10" table:formula="of:=FLOOR(AVERAGE([.C10];[.C11];[.C12]);1)" office:value-type="currency" office:currency="EUR" office:value="2448166666666" calcext:value-type="currency">
            <text:p>2,448,166,666,666.00 €</text:p>
          </table:table-cell>
          <table:table-cell table:style-name="ce20" table:formula="of:=FLOOR(AVERAGE([.D10:.D12]);1)" office:value-type="currency" office:currency="USD" office:value="3063880583333" calcext:value-type="currency">
            <text:p>$3,063,880,583,333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table:style-name="ce11" office:value-type="currency" office:currency="EUR" office:value="1575143874908" calcext:value-type="currency">
            <text:p>€ 1,575,143,874,908.00</text:p>
          </table:table-cell>
          <table:table-cell table:formula="of:=FLOOR([.C14]*[.$G$3];1)" office:value-type="currency" office:currency="USD" office:value="1971292559447" calcext:value-type="currency">
            <text:p>$1,971,292,559,44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009" calcext:value-type="float">
            <text:p>2009</text:p>
          </table:table-cell>
          <table:table-cell table:style-name="ce11" office:value-type="currency" office:currency="EUR" office:value="1519695116035" calcext:value-type="currency">
            <text:p>€ 1,519,695,116,035.00</text:p>
          </table:table-cell>
          <table:table-cell table:formula="of:=FLOOR([.C15]*[.$G$3];1)" office:value-type="currency" office:currency="USD" office:value="1901898437717" calcext:value-type="currency">
            <text:p>$1,901,898,437,71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010" calcext:value-type="float">
            <text:p>2010</text:p>
          </table:table-cell>
          <table:table-cell table:style-name="ce11" office:value-type="currency" office:currency="EUR" office:value="1551885608176" calcext:value-type="currency">
            <text:p>€ 1,551,885,608,176.00</text:p>
          </table:table-cell>
          <table:table-cell table:formula="of:=FLOOR([.C16]*[.$G$3];1)" office:value-type="currency" office:currency="USD" office:value="1942184838632" calcext:value-type="currency">
            <text:p>$1,942,184,838,632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Italy</text:p>
          </table:table-cell>
          <table:table-cell table:style-name="ce4" office:value-type="string" calcext:value-type="string">
            <text:p>2008-2010</text:p>
          </table:table-cell>
          <table:table-cell table:style-name="ce12" table:formula="of:=FLOOR(AVERAGE([.C14];[.C15];[.C16]);1)" office:value-type="currency" office:currency="EUR" office:value="1548908199706" calcext:value-type="currency">
            <text:p>€ 1,548,908,199,706.00</text:p>
          </table:table-cell>
          <table:table-cell table:style-name="ce20" table:formula="of:=FLOOR(AVERAGE([.D14:.D16]);1)" office:value-type="currency" office:currency="USD" office:value="1938458611932" calcext:value-type="currency">
            <text:p>$1,938,458,611,932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2008" calcext:value-type="float">
            <text:p>2008</text:p>
          </table:table-cell>
          <table:table-cell table:style-name="ce13" office:value-type="currency" office:currency="JPY" office:value="501209300000000" calcext:value-type="currency">
            <text:p>￥501,209,300,000,000</text:p>
          </table:table-cell>
          <table:table-cell table:formula="of:=[.C18]*[.$G$4]" office:value-type="currency" office:currency="USD" office:value="4561004630000" calcext:value-type="currency">
            <text:p>$4,561,004,630,000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2009" calcext:value-type="float">
            <text:p>2009</text:p>
          </table:table-cell>
          <table:table-cell table:style-name="ce13" office:value-type="currency" office:currency="JPY" office:value="471138700000000" calcext:value-type="currency">
            <text:p>￥471,138,700,000,000</text:p>
          </table:table-cell>
          <table:table-cell table:formula="of:=[.C19]*[.$G$4]" office:value-type="currency" office:currency="USD" office:value="4287362170000" calcext:value-type="currency">
            <text:p>$4,287,362,170,000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2010" calcext:value-type="float">
            <text:p>2010</text:p>
          </table:table-cell>
          <table:table-cell table:style-name="ce13" office:value-type="currency" office:currency="JPY" office:value="482384400000000" calcext:value-type="currency">
            <text:p>￥482,384,400,000,000</text:p>
          </table:table-cell>
          <table:table-cell table:formula="of:=[.C20]*[.$G$4]" office:value-type="currency" office:currency="USD" office:value="4389698040000" calcext:value-type="currency">
            <text:p>$4,389,698,040,000.0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Japan</text:p>
          </table:table-cell>
          <table:table-cell table:style-name="ce4" office:value-type="string" calcext:value-type="string">
            <text:p>2008-2010</text:p>
          </table:table-cell>
          <table:table-cell table:style-name="ce14" table:formula="of:=FLOOR(AVERAGE([.C18];[.C19];[.C20]);1)" office:value-type="currency" office:currency="JPY" office:value="484910800000000" calcext:value-type="currency">
            <text:p>￥484,910,800,000,000</text:p>
          </table:table-cell>
          <table:table-cell table:style-name="ce20" table:formula="of:=FLOOR(AVERAGE([.D18:.D20]);1)" office:value-type="currency" office:currency="USD" office:value="4412688280000" calcext:value-type="currency">
            <text:p>$4,412,688,280,0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2008" calcext:value-type="float">
            <text:p>2008</text:p>
          </table:table-cell>
          <table:table-cell table:style-name="ce15" office:value-type="currency" office:currency="RUB" office:value="41276849200000" calcext:value-type="currency">
            <text:p>41,276,849,200,000.00 руб</text:p>
          </table:table-cell>
          <table:table-cell table:formula="of:=[.C22]*[.$G$5]" office:value-type="currency" office:currency="USD" office:value="1031921230000" calcext:value-type="currency">
            <text:p>$1,031,921,230,0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2009" calcext:value-type="float">
            <text:p>2009</text:p>
          </table:table-cell>
          <table:table-cell table:style-name="ce15" office:value-type="currency" office:currency="RUB" office:value="38807218600000" calcext:value-type="currency">
            <text:p>38,807,218,600,000.00 руб</text:p>
          </table:table-cell>
          <table:table-cell table:formula="of:=[.C23]*[.$G$5]" office:value-type="currency" office:currency="USD" office:value="970180465000" calcext:value-type="currency">
            <text:p>$970,180,465,0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2010" calcext:value-type="float">
            <text:p>2010</text:p>
          </table:table-cell>
          <table:table-cell table:style-name="ce15" office:value-type="currency" office:currency="RUB" office:value="46308541200000" calcext:value-type="currency">
            <text:p>46,308,541,200,000.00 руб</text:p>
          </table:table-cell>
          <table:table-cell table:formula="of:=[.C24]*[.$G$5]" office:value-type="currency" office:currency="USD" office:value="1157713530000" calcext:value-type="currency">
            <text:p>$1,157,713,530,000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ussian Federation</text:p>
          </table:table-cell>
          <table:table-cell table:style-name="ce4" office:value-type="string" calcext:value-type="string">
            <text:p>2008-2010</text:p>
          </table:table-cell>
          <table:table-cell table:style-name="ce16" table:formula="of:=FLOOR(AVERAGE([.C22];[.C23];[.C24]);1)" office:value-type="currency" office:currency="RUB" office:value="42130869666666" calcext:value-type="currency">
            <text:p>42,130,869,666,666.00 руб</text:p>
          </table:table-cell>
          <table:table-cell table:style-name="ce20" table:formula="of:=FLOOR(AVERAGE([.D22:.D24]);1)" office:value-type="currency" office:currency="USD" office:value="1053271741666" calcext:value-type="currency">
            <text:p>$1,053,271,741,66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2008" calcext:value-type="float">
            <text:p>2008</text:p>
          </table:table-cell>
          <table:table-cell table:style-name="ce17" office:value-type="currency" office:currency="GBP" office:value="1440931000000" calcext:value-type="currency">
            <text:p>£1,440,931,000,000.00</text:p>
          </table:table-cell>
          <table:table-cell table:formula="of:=[.C26]*[.$G$6]" office:value-type="currency" office:currency="USD" office:value="2301022713900" calcext:value-type="currency">
            <text:p>$2,301,022,713,9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2009" calcext:value-type="float">
            <text:p>2009</text:p>
          </table:table-cell>
          <table:table-cell table:style-name="ce17" office:value-type="currency" office:currency="GBP" office:value="1401863000000" calcext:value-type="currency">
            <text:p>£1,401,863,000,000.00</text:p>
          </table:table-cell>
          <table:table-cell table:formula="of:=[.C27]*[.$G$6]" office:value-type="currency" office:currency="USD" office:value="2238635024700" calcext:value-type="currency">
            <text:p>$2,238,635,024,7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2010" calcext:value-type="float">
            <text:p>2010</text:p>
          </table:table-cell>
          <table:table-cell table:style-name="ce17" office:value-type="currency" office:currency="GBP" office:value="1466569000000" calcext:value-type="currency">
            <text:p>£1,466,569,000,000.00</text:p>
          </table:table-cell>
          <table:table-cell table:formula="of:=[.C28]*[.$G$6]" office:value-type="currency" office:currency="USD" office:value="2341964036100" calcext:value-type="currency">
            <text:p>$2,341,964,036,100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United Kingdom</text:p>
          </table:table-cell>
          <table:table-cell table:style-name="ce4" office:value-type="string" calcext:value-type="string">
            <text:p>2008-2010</text:p>
          </table:table-cell>
          <table:table-cell table:style-name="ce18" table:formula="of:=FLOOR(AVERAGE([.C26];[.C27];[.C28]);1)" office:value-type="currency" office:currency="GBP" office:value="1436454333333" calcext:value-type="currency">
            <text:p>£1,436,454,333,333.00</text:p>
          </table:table-cell>
          <table:table-cell table:style-name="ce20" table:formula="of:=FLOOR(AVERAGE([.D26:.D28]);1)" office:value-type="currency" office:currency="USD" office:value="2293873924900" calcext:value-type="currency">
            <text:p>$2,293,873,924,9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2008" calcext:value-type="float">
            <text:p>2008</text:p>
          </table:table-cell>
          <table:table-cell table:style-name="ce19" office:value-type="currency" office:currency="USD" office:value="14219300000000" calcext:value-type="currency">
            <text:p>$14,219,300,000,000.00</text:p>
          </table:table-cell>
          <table:table-cell table:formula="of:=[.C30]*[.$G$7]" office:value-type="currency" office:currency="USD" office:value="14219300000000" calcext:value-type="currency">
            <text:p>$14,219,300,000,0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2009" calcext:value-type="float">
            <text:p>2009</text:p>
          </table:table-cell>
          <table:table-cell table:style-name="ce19" office:value-type="currency" office:currency="USD" office:value="13898300000000" calcext:value-type="currency">
            <text:p>$13,898,300,000,000.00</text:p>
          </table:table-cell>
          <table:table-cell table:formula="of:=[.C31]*[.$G$7]" office:value-type="currency" office:currency="USD" office:value="13898300000000" calcext:value-type="currency">
            <text:p>$13,898,300,000,00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2010" calcext:value-type="float">
            <text:p>2010</text:p>
          </table:table-cell>
          <table:table-cell table:style-name="ce19" office:value-type="currency" office:currency="USD" office:value="14419400000000" calcext:value-type="currency">
            <text:p>$14,419,400,000,000.00</text:p>
          </table:table-cell>
          <table:table-cell table:formula="of:=[.C32]*[.$G$7]" office:value-type="currency" office:currency="USD" office:value="14419400000000" calcext:value-type="currency">
            <text:p>$14,419,400,000,000.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United States</text:p>
          </table:table-cell>
          <table:table-cell table:style-name="ce4" office:value-type="string" calcext:value-type="string">
            <text:p>2008-2010</text:p>
          </table:table-cell>
          <table:table-cell table:style-name="ce20" table:formula="of:=FLOOR(AVERAGE([.C30];[.C31];[.C32]);1)" office:value-type="currency" office:currency="USD" office:value="14179000000000" calcext:value-type="currency">
            <text:p>$14,179,000,000,000.00</text:p>
          </table:table-cell>
          <table:table-cell table:style-name="ce20" table:formula="of:=FLOOR(AVERAGE([.D30:.D32]);1)" office:value-type="currency" office:currency="USD" office:value="14179000000000" calcext:value-type="currency">
            <text:p>$14,179,000,000,000.00</text:p>
          </table:table-cell>
          <table:table-cell table:number-columns-repeated="3"/>
        </table:table-row>
      </table:table>
      <table:table table:name="Charts" table:style-name="ta1">
        <table:shapes>
          <draw:frame draw:z-index="0" draw:style-name="gr1" draw:text-style-name="P1" svg:width="6.6669in" svg:height="3.4228in" svg:x="4.1878in" svg:y="0.0421in">
            <draw:object draw:notify-on-update-of-ranges="Charts.B4:Charts.B12 Charts.C3:Charts.C3 Charts.C4:Charts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6685in" svg:height="3.448in" svg:x="4.1772in" svg:y="3.5976in">
            <draw:object draw:notify-on-update-of-ranges="Charts.B24:Charts.B32 Charts.C23:Charts.C23 Charts.C24:Charts.C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6539in" svg:height="3.2803in" svg:x="4.2134in" svg:y="7.178in">
            <draw:object draw:notify-on-update-of-ranges="Charts.B44:Charts.B52 Charts.C43:Charts.C43 Charts.C44:Charts.C5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ce24"/>
        <table:table-column table:style-name="co1" table:default-cell-style-name="ce2"/>
        <table:table-column table:style-name="co4" table:default-cell-style-name="ce19"/>
        <table:table-column table:style-name="co5" table:number-columns-repeated="6" table:default-cell-style-name="Default"/>
        <table:table-column table:style-name="co5" table:default-cell-style-name="ce34"/>
        <table:table-column table:style-name="co5" table:default-cell-style-name="ce36"/>
        <table:table-column table:style-name="co5" table:default-cell-style-name="Default"/>
        <table:table-row table:style-name="ro2">
          <table:table-cell table:style-name="ce23"/>
          <table:table-cell table:style-name="ce27" table:number-columns-repeated="9"/>
          <table:table-cell table:style-name="ce35"/>
          <table:table-cell table:style-name="ce34"/>
        </table:table-row>
        <table:table-row table:style-name="ro2">
          <table:table-cell/>
          <table:table-cell table:style-name="Default" table:number-columns-repeated="2"/>
          <table:table-cell table:number-columns-repeated="8"/>
          <table:table-cell table:style-name="ce34"/>
        </table:table-row>
        <table:table-row table:style-name="ro1">
          <table:table-cell table:style-name="ce25" office:value-type="float" office:value="2008" calcext:value-type="float" table:number-columns-spanned="1" table:number-rows-spanned="10">
            <text:p>2008</text:p>
          </table:table-cell>
          <table:table-cell table:style-name="ce28" office:value-type="string" calcext:value-type="string">
            <text:p>Country</text:p>
          </table:table-cell>
          <table:table-cell table:style-name="ce31" office:value-type="string" calcext:value-type="string">
            <text:p>Value(US dolar)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Canada</text:p>
          </table:table-cell>
          <table:table-cell office:value-type="currency" office:currency="USD" office:value="1425438602000" calcext:value-type="currency">
            <text:p>$1,425,438,602,000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France</text:p>
          </table:table-cell>
          <table:table-cell office:value-type="currency" office:currency="USD" office:value="2419393542500" calcext:value-type="currency">
            <text:p>$2,419,393,542,500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Germany</text:p>
          </table:table-cell>
          <table:table-cell office:value-type="currency" office:currency="USD" office:value="3095960700000" calcext:value-type="currency">
            <text:p>$3,095,960,700,000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Italy</text:p>
          </table:table-cell>
          <table:table-cell office:value-type="currency" office:currency="USD" office:value="1971292559447" calcext:value-type="currency">
            <text:p>$1,971,292,559,447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Japan</text:p>
          </table:table-cell>
          <table:table-cell office:value-type="currency" office:currency="USD" office:value="4561004630000" calcext:value-type="currency">
            <text:p>$4,561,004,630,000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Russian Federation</text:p>
          </table:table-cell>
          <table:table-cell office:value-type="currency" office:currency="USD" office:value="1031921230000" calcext:value-type="currency">
            <text:p>$1,031,921,230,000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United Kingdom</text:p>
          </table:table-cell>
          <table:table-cell office:value-type="currency" office:currency="USD" office:value="2301022713900" calcext:value-type="currency">
            <text:p>$2,301,022,713,900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office:value-type="string" calcext:value-type="string">
            <text:p>United States</text:p>
          </table:table-cell>
          <table:table-cell office:value-type="currency" office:currency="USD" office:value="14219300000000" calcext:value-type="currency">
            <text:p>$14,219,300,000,000.00</text:p>
          </table:table-cell>
          <table:table-cell table:number-columns-repeated="8"/>
          <table:table-cell table:style-name="ce34"/>
        </table:table-row>
        <table:table-row table:style-name="ro2">
          <table:covered-table-cell/>
          <table:table-cell table:style-name="ce29" office:value-type="string" calcext:value-type="string">
            <text:p>Total</text:p>
          </table:table-cell>
          <table:table-cell table:style-name="ce32" table:formula="of:=SUM([.C4:.C11])" office:value-type="currency" office:currency="USD" office:value="31025333977847" calcext:value-type="currency">
            <text:p>$31,025,333,977,847.00</text:p>
          </table:table-cell>
          <table:table-cell table:number-columns-repeated="8"/>
          <table:table-cell table:style-name="ce34"/>
        </table:table-row>
        <table:table-row table:style-name="ro2" table:number-rows-repeated="7">
          <table:table-cell/>
          <table:table-cell table:style-name="Default" table:number-columns-repeated="2"/>
          <table:table-cell table:number-columns-repeated="8"/>
          <table:table-cell table:style-name="ce34"/>
        </table:table-row>
        <table:table-row table:style-name="ro2">
          <table:table-cell table:style-name="ce26"/>
          <table:table-cell table:style-name="ce30" table:number-columns-repeated="9"/>
          <table:table-cell table:style-name="ce37"/>
          <table:table-cell table:style-name="ce34"/>
        </table:table-row>
        <table:table-row table:style-name="ro2">
          <table:table-cell table:style-name="ce23"/>
          <table:table-cell table:style-name="ce27" table:number-columns-repeated="9"/>
          <table:table-cell table:style-name="ce35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5" office:value-type="float" office:value="2009" calcext:value-type="float" table:number-columns-spanned="1" table:number-rows-spanned="10">
            <text:p>2009</text:p>
          </table:table-cell>
          <table:table-cell table:style-name="ce1" office:value-type="string" calcext:value-type="string">
            <text:p>Country</text:p>
          </table:table-cell>
          <table:table-cell table:style-name="ce33" office:value-type="string" calcext:value-type="string">
            <text:p>Value(US dolar)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Canada</text:p>
          </table:table-cell>
          <table:table-cell office:value-type="currency" office:currency="USD" office:value="1359267665000" calcext:value-type="currency">
            <text:p>$1,359,267,665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France</text:p>
          </table:table-cell>
          <table:table-cell office:value-type="currency" office:currency="USD" office:value="2360032394500" calcext:value-type="currency">
            <text:p>$2,360,032,394,5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Germany</text:p>
          </table:table-cell>
          <table:table-cell office:value-type="currency" office:currency="USD" office:value="2971686750000" calcext:value-type="currency">
            <text:p>$2,971,686,750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Italy</text:p>
          </table:table-cell>
          <table:table-cell office:value-type="currency" office:currency="USD" office:value="1901898437717" calcext:value-type="currency">
            <text:p>$1,901,898,437,717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Japan</text:p>
          </table:table-cell>
          <table:table-cell office:value-type="currency" office:currency="USD" office:value="4287362170000" calcext:value-type="currency">
            <text:p>$4,287,362,170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Russian Federation</text:p>
          </table:table-cell>
          <table:table-cell office:value-type="currency" office:currency="USD" office:value="970180465000" calcext:value-type="currency">
            <text:p>$970,180,465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nited Kingdom</text:p>
          </table:table-cell>
          <table:table-cell office:value-type="currency" office:currency="USD" office:value="2238635024700" calcext:value-type="currency">
            <text:p>$2,238,635,024,7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nited States</text:p>
          </table:table-cell>
          <table:table-cell office:value-type="currency" office:currency="USD" office:value="13898300000000" calcext:value-type="currency">
            <text:p>$13,898,300,000,000.00</text:p>
          </table:table-cell>
          <table:table-cell table:number-columns-repeated="9"/>
        </table:table-row>
        <table:table-row table:style-name="ro2">
          <table:covered-table-cell/>
          <table:table-cell table:style-name="ce29" office:value-type="string" calcext:value-type="string">
            <text:p>Total</text:p>
          </table:table-cell>
          <table:table-cell table:style-name="ce32" table:formula="of:=SUM([.C24:.C31])" office:value-type="currency" office:currency="USD" office:value="29987362906917" calcext:value-type="currency">
            <text:p>$29,987,362,906,917.00</text:p>
          </table:table-cell>
          <table:table-cell table:number-columns-repeated="9"/>
        </table:table-row>
        <table:table-row table:style-name="ro2" table:number-rows-repeated="7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6"/>
          <table:table-cell table:style-name="ce30" table:number-columns-repeated="9"/>
          <table:table-cell table:style-name="ce37"/>
          <table:table-cell/>
        </table:table-row>
        <table:table-row table:style-name="ro2">
          <table:table-cell table:style-name="ce23"/>
          <table:table-cell table:style-name="ce27" table:number-columns-repeated="9"/>
          <table:table-cell table:style-name="ce35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5" office:value-type="float" office:value="2010" calcext:value-type="float" table:number-columns-spanned="1" table:number-rows-spanned="10">
            <text:p>2010</text:p>
          </table:table-cell>
          <table:table-cell table:style-name="ce1" office:value-type="string" calcext:value-type="string">
            <text:p>Country</text:p>
          </table:table-cell>
          <table:table-cell table:style-name="ce33" office:value-type="string" calcext:value-type="string">
            <text:p>Value(US dolar)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Canada</text:p>
          </table:table-cell>
          <table:table-cell office:value-type="currency" office:currency="USD" office:value="1444276512000" calcext:value-type="currency">
            <text:p>$1,444,276,512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France</text:p>
          </table:table-cell>
          <table:table-cell office:value-type="currency" office:currency="USD" office:value="2423805080000" calcext:value-type="currency">
            <text:p>$2,423,805,080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Germany</text:p>
          </table:table-cell>
          <table:table-cell office:value-type="currency" office:currency="USD" office:value="3123994300000" calcext:value-type="currency">
            <text:p>$3,123,994,300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Italy</text:p>
          </table:table-cell>
          <table:table-cell office:value-type="currency" office:currency="USD" office:value="1942184838632" calcext:value-type="currency">
            <text:p>$1,942,184,838,632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Japan</text:p>
          </table:table-cell>
          <table:table-cell office:value-type="currency" office:currency="USD" office:value="4389698040000" calcext:value-type="currency">
            <text:p>$4,389,698,040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Russian Federation</text:p>
          </table:table-cell>
          <table:table-cell office:value-type="currency" office:currency="USD" office:value="1157713530000" calcext:value-type="currency">
            <text:p>$1,157,713,530,0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nited Kingdom</text:p>
          </table:table-cell>
          <table:table-cell office:value-type="currency" office:currency="USD" office:value="2341964036100" calcext:value-type="currency">
            <text:p>$2,341,964,036,100.00</text:p>
          </table:table-cell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nited States</text:p>
          </table:table-cell>
          <table:table-cell office:value-type="currency" office:currency="USD" office:value="14419400000000" calcext:value-type="currency">
            <text:p>$14,419,400,000,000.00</text:p>
          </table:table-cell>
          <table:table-cell table:number-columns-repeated="9"/>
        </table:table-row>
        <table:table-row table:style-name="ro2">
          <table:covered-table-cell/>
          <table:table-cell table:style-name="ce29" office:value-type="string" calcext:value-type="string">
            <text:p>Total</text:p>
          </table:table-cell>
          <table:table-cell table:style-name="ce32" table:formula="of:=SUM([.C44:.C51])" office:value-type="currency" office:currency="USD" office:value="31243036336732" calcext:value-type="currency">
            <text:p>$31,243,036,336,732.00</text:p>
          </table:table-cell>
          <table:table-cell table:number-columns-repeated="9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6"/>
          <table:table-cell table:style-name="ce30" table:number-columns-repeated="9"/>
          <table:table-cell table:style-name="ce37"/>
          <table:table-cell/>
        </table:table-row>
      </table:table>
      <table:named-expressions/>
      <table:database-ranges>
        <table:database-range table:name="__Anonymous_Sheet_DB__0" table:target-range-address="Table.A1:Table.B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number:currency-style style:name="N128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currency-style style:name="N136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3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3:22:30.746469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0T00:10:12.679563146</dc:date>
    <meta:generator>LibreOffice/4.2.6.3$Linux_X86_64 LibreOffice_project/420m0$Build-3</meta:generator>
    <meta:editing-duration>PT2H55M28S</meta:editing-duration>
    <meta:editing-cycles>12</meta:editing-cycles>
    <meta:document-statistic meta:table-count="2" meta:cell-count="2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35cm" svg:height="8.695cm" xlink:href=".." xlink:type="simple" chart:class="chart:bar" chart:style-name="ch1">
        <chart:title svg:x="5.936cm" svg:y="0.309cm" chart:style-name="ch2">
          <text:p>Gross Domestic Product</text:p>
        </chart:title>
        <chart:subtitle svg:x="7.973cm" svg:y="1.287cm" chart:style-name="ch3">
          <text:p>2008</text:p>
        </chart:subtitle>
        <chart:legend chart:legend-position="end" svg:x="13.799cm" svg:y="4.048cm" style:legend-expansion="high" chart:style-name="ch4"/>
        <chart:plot-area chart:style-name="ch5" table:cell-range-address="Charts.B3:Charts.C12" chart:data-source-has-labels="both" svg:x="0.195cm" svg:y="2.151cm" svg:width="13.222cm" svg:height="6.4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013cm" svg:y="2.156cm" svg:width="9.516cm" svg:height="3.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Charts.B4:Charts.B1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Charts.C4:Charts.C12" chart:label-cell-address="Charts.C3:Charts.C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(US dolar)</text:p>
                <draw:g>
                  <svg:desc>Charts.C3:Chart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ada</text:p>
                <draw:g>
                  <svg:desc>Charts.B4:Charts.B12</svg:desc>
                </draw:g>
              </table:table-cell>
              <table:table-cell office:value-type="float" office:value="1425438602000">
                <text:p>1425438602000</text:p>
                <draw:g>
                  <svg:desc>Charts.C4:Charts.C12</svg:desc>
                </draw:g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419393542500">
                <text:p>24193935425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3095960700000">
                <text:p>3095960700000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971292559447">
                <text:p>197129255944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561004630000">
                <text:p>4561004630000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1031921230000">
                <text:p>1031921230000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301022713900">
                <text:p>2301022713900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4219300000000">
                <text:p>1421930000000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31025333977847">
                <text:p>31025333977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39cm" svg:height="8.759cm" xlink:href=".." xlink:type="simple" chart:class="chart:bar" chart:style-name="ch1">
        <chart:title svg:x="5.938cm" svg:y="0.311cm" chart:style-name="ch2">
          <text:p>Gross Domestic Product</text:p>
        </chart:title>
        <chart:subtitle svg:x="7.975cm" svg:y="1.291cm" chart:style-name="ch3">
          <text:p>2009</text:p>
        </chart:subtitle>
        <chart:legend chart:legend-position="end" svg:x="13.803cm" svg:y="4.08cm" style:legend-expansion="high" chart:style-name="ch4"/>
        <chart:plot-area chart:style-name="ch5" table:cell-range-address="Charts.B23:Charts.C32" chart:data-source-has-labels="both" svg:x="0.123cm" svg:y="2.202cm" svg:width="13.272cm" svg:height="6.328cm" dr3d:transform="matrix (1 0 0 0 0.9997654883228 0.0216556772850094 0 -0.0216556772850094 0.9997654883228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33cm" svg:y="2.202cm" svg:width="9.582cm" svg:height="3.7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Charts.B24:Charts.B3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Charts.C24:Charts.C32" chart:label-cell-address="Charts.C23:Charts.C2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(US dolar)</text:p>
                <draw:g>
                  <svg:desc>Charts.C23:Charts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ada</text:p>
                <draw:g>
                  <svg:desc>Charts.B24:Charts.B32</svg:desc>
                </draw:g>
              </table:table-cell>
              <table:table-cell office:value-type="float" office:value="1359267665000">
                <text:p>1359267665000</text:p>
                <draw:g>
                  <svg:desc>Charts.C24:Charts.C32</svg:desc>
                </draw:g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360032394500">
                <text:p>23600323945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2971686750000">
                <text:p>2971686750000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901898437717">
                <text:p>190189843771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287362170000">
                <text:p>4287362170000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970180465000">
                <text:p>970180465000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238635024700">
                <text:p>2238635024700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3898300000000">
                <text:p>1389830000000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29987362906917">
                <text:p>299873629069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02cm" svg:height="8.333cm" xlink:href=".." xlink:type="simple" chart:class="chart:bar" chart:style-name="ch1">
        <chart:title svg:x="5.92cm" svg:y="0.302cm" chart:style-name="ch2">
          <text:p>Gross Domestic Product</text:p>
        </chart:title>
        <chart:subtitle svg:x="7.957cm" svg:y="1.273cm" chart:style-name="ch3">
          <text:p>2010</text:p>
        </chart:subtitle>
        <chart:legend chart:legend-position="end" svg:x="13.766cm" svg:y="3.867cm" style:legend-expansion="high" chart:style-name="ch4"/>
        <chart:plot-area chart:style-name="ch5" table:cell-range-address="Charts.B43:Charts.C52" chart:data-source-has-labels="both" svg:x="0.218cm" svg:y="2.178cm" svg:width="12.917cm" svg:height="5.9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72cm" svg:y="2.186cm" svg:width="9.339cm" svg:height="3.3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Charts.B44:Charts.B5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Charts.C44:Charts.C52" chart:label-cell-address="Charts.C43:Charts.C4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(US dolar)</text:p>
                <draw:g>
                  <svg:desc>Charts.C43:Charts.C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ada</text:p>
                <draw:g>
                  <svg:desc>Charts.B44:Charts.B52</svg:desc>
                </draw:g>
              </table:table-cell>
              <table:table-cell office:value-type="float" office:value="1444276512000">
                <text:p>1444276512000</text:p>
                <draw:g>
                  <svg:desc>Charts.C44:Charts.C52</svg:desc>
                </draw:g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423805080000">
                <text:p>24238050800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3123994300000">
                <text:p>3123994300000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942184838632">
                <text:p>1942184838632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389698040000">
                <text:p>4389698040000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1157713530000">
                <text:p>1157713530000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341964036100">
                <text:p>2341964036100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4419400000000">
                <text:p>1441940000000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31243036336732">
                <text:p>312430363367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